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8b4f" officeooo:paragraph-rsid="00008b4f"/>
    </style:style>
    <style:style style:name="P2" style:family="paragraph" style:parent-style-name="Standard" style:list-style-name="L1">
      <style:text-properties officeooo:rsid="00008b4f" officeooo:paragraph-rsid="00008b4f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08b4f" officeooo:paragraph-rsid="00008b4f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officeooo:paragraph-rsid="00008b4f"/>
    </style:style>
    <style:style style:name="P5" style:family="paragraph" style:parent-style-name="Standard" style:list-style-name="L1">
      <style:text-properties fo:font-weight="normal" officeooo:rsid="00008b4f" officeooo:paragraph-rsid="00008b4f" style:font-weight-asian="normal" style:font-weight-complex="normal"/>
    </style:style>
    <style:style style:name="P6" style:family="paragraph" style:parent-style-name="Standard" style:list-style-name="L1">
      <style:text-properties fo:font-size="15pt" officeooo:paragraph-rsid="00008b4f" style:font-size-asian="15pt" style:font-size-complex="15pt"/>
    </style:style>
    <style:style style:name="P7" style:family="paragraph" style:parent-style-name="Standard" style:list-style-name="L1">
      <style:text-properties style:text-underline-style="solid" style:text-underline-width="auto" style:text-underline-color="font-color" fo:font-weight="normal" officeooo:rsid="00008b4f" officeooo:paragraph-rsid="00008b4f" style:font-weight-asian="normal" style:font-weight-complex="normal"/>
    </style:style>
    <style:style style:name="P8" style:family="paragraph" style:parent-style-name="Standard" style:list-style-name="L1">
      <style:text-properties fo:language="es" fo:country="AR" fo:font-weight="normal" officeooo:rsid="00008b4f" officeooo:paragraph-rsid="00008b4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8b4f" style:font-weight-asian="bold" style:font-weight-complex="bold"/>
    </style:style>
    <style:style style:name="T3" style:family="text">
      <style:text-properties fo:font-weight="normal" officeooo:rsid="00008b4f" style:font-weight-asian="normal" style:font-weight-complex="normal"/>
    </style:style>
    <style:style style:name="T4" style:family="text">
      <style:text-properties fo:language="es" fo:country="AR"/>
    </style:style>
    <style:style style:name="T5" style:family="text">
      <style:text-properties fo:language="es" fo:country="AR" fo:font-weight="normal" officeooo:rsid="00008b4f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CLARACIONES DE CONCEPTOS </text:p>
      <text:p text:style-name="P1"/>
      <text:p text:style-name="P1"/>
      <text:list text:style-name="L1">
        <text:list-item>
          <text:p text:style-name="P6"><text:span text:style-name="T2">Cuando un numero divide a otro (a|b) (a divide a b) </text:span></text:p>
          <text:list>
            <text:list-item>
              <text:p text:style-name="P5">Cuando la division entre a */ b no tiene resto </text:p>
            </text:list-item>
            <text:list-item>
              <text:p text:style-name="P5">b = a * q (con q como numero entero)</text:p>
              <text:p text:style-name="P5"/>
              <text:list>
                <text:list-item>
                  <text:p text:style-name="P7">PROPIEDADES: </text:p>
                  <text:list>
                    <text:list-item>
                      <text:p text:style-name="P4"><text:span text:style-name="T3">Un </text:span><text:span text:style-name="T5">numero</text:span><text:span text:style-name="T3"> siempre se divide a si mismo </text:span></text:p>
                    </text:list-item>
                    <text:list-item>
                      <text:p text:style-name="P5">Si a | <text:s/>b y b | c, entonces a | c</text:p>
                    </text:list-item>
                    <text:list-item>
                      <text:p text:style-name="P5">Si a | b y a | c entonces a | (b + c) y a | (b-c)</text:p>
                      <text:p text:style-name="P5"/>
                    </text:list-item>
                  </text:list>
                </text:list-item>
                <text:list-item>
                  <text:p text:style-name="P7"><text:span text:style-name="T4">CRITERIOS</text:span> DE DIVISIBILIDAD</text:p>
                  <text:list>
                    <text:list-item>
                      <text:p text:style-name="P5">Divis. por <text:span text:style-name="T1">2 (el ultimo digito es par) </text:span></text:p>
                    </text:list-item>
                    <text:list-item>
                      <text:p text:style-name="P5">Divis. por <text:span text:style-name="T1">3 (la suma de sus digitos es divisible por 3)</text:span> </text:p>
                    </text:list-item>
                    <text:list-item>
                      <text:p text:style-name="P5">Divis. por <text:s/><text:span text:style-name="T1">4 (Sus dos ultimos digitos son divisibles por 4) </text:span></text:p>
                    </text:list-item>
                    <text:list-item>
                      <text:p text:style-name="P5">Divis. por <text:s/><text:span text:style-name="T1">5 (Su ultimo digito es 0 o 5) </text:span></text:p>
                    </text:list-item>
                    <text:list-item>
                      <text:p text:style-name="P5">Divis. por <text:s/><text:span text:style-name="T1">6 (Si es divisible por 2 y por 3)</text:span></text:p>
                    </text:list-item>
                    <text:list-item>
                      <text:p text:style-name="P5">Divis. por <text:span text:style-name="T1"><text:s/>9 (Si la suma de sus digitos es divisible por 9) </text:span></text:p>
                    </text:list-item>
                    <text:list-item>
                      <text:p text:style-name="P8">Divis. por <text:span text:style-name="T1">11 (Si la diferencia entre la suma de sus digitos en posiciones pares y la suma de sus digitos en posiciones impares es divisible por 11)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2">g</text:span><text:span text:style-name="T1">fdsgi u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2:27:44.585535442</meta:creation-date>
    <dc:date>2024-03-15T22:53:40.416460266</dc:date>
    <meta:editing-duration>PT25M56S</meta:editing-duration>
    <meta:editing-cycles>1</meta:editing-cycles>
    <meta:document-statistic meta:table-count="0" meta:image-count="0" meta:object-count="0" meta:page-count="1" meta:paragraph-count="19" meta:word-count="189" meta:character-count="801" meta:non-whitespace-character-count="631"/>
    <meta:generator>LibreOffice/7.5.9.2$Linux_X86_64 LibreOffice_project/50$Build-2</meta:generator>
  </office:meta>
</office:document-meta>
</file>